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00"/>
    <style:style style:name="ce10" style:family="table-cell" style:parent-style-name="Default">
      <style:text-properties fo:color="#000000"/>
    </style:style>
    <style:style style:name="ce16" style:family="table-cell" style:parent-style-name="Default" style:data-style-name="N10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12" office:value-type="string" calcext:value-type="string">
            <text:p>lon</text:p>
          </table:table-cell>
          <table:table-cell table:style-name="ce12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 table:visibility="filter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office:value-type="float" office:value="120.3608063" calcext:value-type="float">
            <text:p>120.360806</text:p>
          </table:table-cell>
          <table:table-cell office:value-type="float" office:value="22.6324313254018" calcext:value-type="float">
            <text:p>22.632431</text:p>
          </table:table-cell>
          <table:table-cell office:value-type="string" calcext:value-type="string">
            <text:p>No. 3-6, Fengsong Rd, Fengshan District, Kaohsiung City, 830</text:p>
          </table:table-cell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office:value-type="float" office:value="120.295855726302" calcext:value-type="float">
            <text:p>120.295856</text:p>
          </table:table-cell>
          <table:table-cell office:value-type="float" office:value="22.7955414109113" calcext:value-type="float">
            <text:p>22.795541</text:p>
          </table:table-cell>
          <table:table-cell office:value-type="string" calcext:value-type="string">
            <text:p>No. 412號, Gangshan Rd, Gangshan District, Kaohsiung City, 820</text:p>
          </table:table-cell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office:value-type="float" office:value="120.972694449075" calcext:value-type="float">
            <text:p>120.972694</text:p>
          </table:table-cell>
          <table:table-cell office:value-type="float" office:value="24.804617272239" calcext:value-type="float">
            <text:p>24.804617</text:p>
          </table:table-cell>
          <table:table-cell office:value-type="string" calcext:value-type="string">
            <text:p>6, No. 60, Dongmen St, East District, Hsinchu City, 300</text:p>
          </table:table-cell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office:value-type="float" office:value="121.296443757672" calcext:value-type="float">
            <text:p>121.296444</text:p>
          </table:table-cell>
          <table:table-cell office:value-type="float" office:value="25.0202722457031" calcext:value-type="float">
            <text:p>25.020272</text:p>
          </table:table-cell>
          <table:table-cell office:value-type="string" calcext:value-type="string">
            <text:p>2, No. 1223, Zhongzheng Rd, Taoyuan District, Taoyuan City, 330</text:p>
          </table:table-cell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office:value-type="float" office:value="120.9947797" calcext:value-type="float">
            <text:p>120.994780</text:p>
          </table:table-cell>
          <table:table-cell office:value-type="float" office:value="24.8015244696714" calcext:value-type="float">
            <text:p>24.801524</text:p>
          </table:table-cell>
          <table:table-cell office:value-type="string" calcext:value-type="string">
            <text:p>1, No. 37, Jianzhong Rd, East District, Hsinchu City, 300</text:p>
          </table:table-cell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office:value-type="float" office:value="120.499954479759" calcext:value-type="float">
            <text:p>120.499954</text:p>
          </table:table-cell>
          <table:table-cell office:value-type="float" office:value="24.1109375667716" calcext:value-type="float">
            <text:p>24.110938</text:p>
          </table:table-cell>
          <table:table-cell office:value-type="string" calcext:value-type="string">
            <text:p>3f, No. 300, Section 5, Zhangmei Rd, Hemei Township, Changhua County, 508</text:p>
          </table:table-cell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office:value-type="float" office:value="121.566161012852" calcext:value-type="float">
            <text:p>121.566161</text:p>
          </table:table-cell>
          <table:table-cell table:style-name="Default" office:value-type="float" office:value="25.0388081764714" calcext:value-type="float">
            <text:p>25.0388081764714</text:p>
          </table:table-cell>
          <table:table-cell office:value-type="string" calcext:value-type="string">
            <text:p>110, Taipei City, Xinyi District, Songzhi Rd, 1號13樓</text:p>
          </table:table-cell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office:value-type="float" office:value="121.569175186507" calcext:value-type="float">
            <text:p>121.569175</text:p>
          </table:table-cell>
          <table:table-cell office:value-type="float" office:value="25.0383846370612" calcext:value-type="float">
            <text:p>25.038385</text:p>
          </table:table-cell>
          <table:table-cell table:style-name="ce10" office:value-type="string" calcext:value-type="string">
            <text:p>No. 7, Songren Rd, Xinyi District, Taipei City, 110</text:p>
          </table:table-cell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office:value-type="float" office:value="121.215904177912" calcext:value-type="float">
            <text:p>121.215904</text:p>
          </table:table-cell>
          <table:table-cell office:value-type="float" office:value="24.8637593301875" calcext:value-type="float">
            <text:p>24.863759</text:p>
          </table:table-cell>
          <table:table-cell office:value-type="string" calcext:value-type="string">
            <text:p>No. 130, Longhua Rd, Longtan District, Taoyuan City, 325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office:value-type="float" office:value="121.510160828836" calcext:value-type="float">
            <text:p>121.510161</text:p>
          </table:table-cell>
          <table:table-cell office:value-type="float" office:value="25.0560965738714" calcext:value-type="float">
            <text:p>25.056097</text:p>
          </table:table-cell>
          <table:table-cell office:value-type="string" calcext:value-type="string">
            <text:p>No. 63, Section 1, Dihua St, Datong District, 103</text:p>
          </table:table-cell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office:value-type="float" office:value="121.564970988924" calcext:value-type="float">
            <text:p>121.564971</text:p>
          </table:table-cell>
          <table:table-cell office:value-type="float" office:value="25.0505516917743" calcext:value-type="float">
            <text:p>25.050552</text:p>
          </table:table-cell>
          <table:table-cell office:value-type="string" calcext:value-type="string">
            <text:p>105, Taipei City, Songshan District, Dongxing Rd, 8號統一證券集團大樓</text:p>
          </table:table-cell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office:value-type="float" office:value="120.962825415343" calcext:value-type="float">
            <text:p>120.962825</text:p>
          </table:table-cell>
          <table:table-cell office:value-type="float" office:value="24.8065233195753" calcext:value-type="float">
            <text:p>24.806523</text:p>
          </table:table-cell>
          <table:table-cell office:value-type="string" calcext:value-type="string">
            <text:p>No. 307號, Beida Rd, North District, Hsinchu City, 300</text:p>
          </table:table-cell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office:value-type="float" office:value="121.488746126345" calcext:value-type="float">
            <text:p>121.488746</text:p>
          </table:table-cell>
          <table:table-cell office:value-type="float" office:value="25.0578588054612" calcext:value-type="float">
            <text:p>25.057859</text:p>
          </table:table-cell>
          <table:table-cell office:value-type="string" calcext:value-type="string">
            <text:p>4f, No. 12, Section 4, Chongxin Rd, Sanchong District, New Taipei City, 241</text:p>
          </table:table-cell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office:value-type="float" office:value="121.54449082209" calcext:value-type="float">
            <text:p>121.544491</text:p>
          </table:table-cell>
          <table:table-cell office:value-type="float" office:value="25.0516160702624" calcext:value-type="float">
            <text:p>25.051616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office:value-type="float" office:value="121.45202806932" calcext:value-type="float">
            <text:p>121.452028</text:p>
          </table:table-cell>
          <table:table-cell office:value-type="float" office:value="24.9874093086832" calcext:value-type="float">
            <text:p>24.987409</text:p>
          </table:table-cell>
          <table:table-cell office:value-type="string" calcext:value-type="string">
            <text:p>236, New Taipei City, Tucheng District, Yumin Rd, 149號2樓</text:p>
          </table:table-cell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office:value-type="float" office:value="121.55007545767" calcext:value-type="float">
            <text:p>121.550075</text:p>
          </table:table-cell>
          <table:table-cell office:value-type="float" office:value="25.0279553391769" calcext:value-type="float">
            <text:p>25.027955</text:p>
          </table:table-cell>
          <table:table-cell office:value-type="string" calcext:value-type="string">
            <text:p>No. 177-1, Section 2, Anhe Rd, Da’an District, Taipei City, 106</text:p>
          </table:table-cell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office:value-type="float" office:value="121.545392163926" calcext:value-type="float">
            <text:p>121.545392</text:p>
          </table:table-cell>
          <table:table-cell office:value-type="float" office:value="25.0531874459683" calcext:value-type="float">
            <text:p>25.053187</text:p>
          </table:table-cell>
          <table:table-cell office:value-type="string" calcext:value-type="string">
            <text:p>No. 209號, Section 1, Fuxing S Rd, Da’an District, Taipei City, 106</text:p>
          </table:table-cell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office:value-type="float" office:value="121.44449002209" calcext:value-type="float">
            <text:p>121.444490</text:p>
          </table:table-cell>
          <table:table-cell office:value-type="float" office:value="25.0432145463784" calcext:value-type="float">
            <text:p>25.043215</text:p>
          </table:table-cell>
          <table:table-cell office:value-type="string" calcext:value-type="string">
            <text:p>2, No. 368, Xintai Rd, Xinzhuang District, New Taipei City, 242</text:p>
          </table:table-cell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office:value-type="float" office:value="120.4520229" calcext:value-type="float">
            <text:p>120.452023</text:p>
          </table:table-cell>
          <table:table-cell office:value-type="float" office:value="23.4755341482526" calcext:value-type="float">
            <text:p>23.475534</text:p>
          </table:table-cell>
          <table:table-cell office:value-type="string" calcext:value-type="string">
            <text:p>600, Chiayi City, East District, Chuiyang Rd, 316號3樓</text:p>
          </table:table-cell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office:value-type="float" office:value="121.615528557672" calcext:value-type="float">
            <text:p>121.615529</text:p>
          </table:table-cell>
          <table:table-cell office:value-type="float" office:value="25.0594065137962" calcext:value-type="float">
            <text:p>25.059407</text:p>
          </table:table-cell>
          <table:table-cell office:value-type="string" calcext:value-type="string">
            <text:p>3, No. 168, Jingmao 2nd Rd, Nangang District, Taipei City, 115</text:p>
          </table:table-cell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office:value-type="float" office:value="120.232810564418" calcext:value-type="float">
            <text:p>120.232811</text:p>
          </table:table-cell>
          <table:table-cell office:value-type="float" office:value="23.01020794172" calcext:value-type="float">
            <text:p>23.010208</text:p>
          </table:table-cell>
          <table:table-cell office:value-type="string" calcext:value-type="string">
            <text:p>2f, No. 425, Zhonghua Rd, Yongkang District, Tainan City, 710</text:p>
          </table:table-cell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 office:value-type="string" calcext:value-type="string">
            <text:p>406, Taichung City, Beitun District, Section 4, Wenxin Rd, 821號3樓</text:p>
          </table:table-cell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office:value-type="float" office:value="120.298027" calcext:value-type="float">
            <text:p>120.298027</text:p>
          </table:table-cell>
          <table:table-cell office:value-type="float" office:value="22.623087" calcext:value-type="float">
            <text:p>22.623087</text:p>
          </table:table-cell>
          <table:table-cell office:value-type="string" calcext:value-type="string">
            <text:p>801, Kaohsiung City, Qianjin District, Jhonghua 3rd Rd, 11號B1</text:p>
          </table:table-cell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office:value-type="float" office:value="120.481017693253" calcext:value-type="float">
            <text:p>120.481018</text:p>
          </table:table-cell>
          <table:table-cell office:value-type="float" office:value="23.9623009685501" calcext:value-type="float">
            <text:p>23.962301</text:p>
          </table:table-cell>
          <table:table-cell table:style-name="ce2" office:value-type="string" calcext:value-type="string">
            <text:p>1f, No. 9, Wendong St, Xihu Township, Changhua County, 514</text:p>
          </table:table-cell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office:value-type="float" office:value="120.50050047713" calcext:value-type="float">
            <text:p>120.500500</text:p>
          </table:table-cell>
          <table:table-cell office:value-type="float" office:value="24.1101817566845" calcext:value-type="float">
            <text:p>24.110182</text:p>
          </table:table-cell>
          <table:table-cell office:value-type="string" calcext:value-type="string">
            <text:p>508彰化縣和美鎮彰美路五段256號3樓</text:p>
          </table:table-cell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office:value-type="float" office:value="121.531121373015" calcext:value-type="float">
            <text:p>121.531121</text:p>
          </table:table-cell>
          <table:table-cell office:value-type="float" office:value="25.0432359845459" calcext:value-type="float">
            <text:p>25.043236</text:p>
          </table:table-cell>
          <table:table-cell office:value-type="string" calcext:value-type="string">
            <text:p>No. 95號, Section 2, Zhongxiao E Rd, Zhongzheng District, Taipei City, 100</text:p>
          </table:table-cell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office:value-type="float" office:value="121.018153186507" calcext:value-type="float">
            <text:p>121.018153</text:p>
          </table:table-cell>
          <table:table-cell office:value-type="float" office:value="24.8346988184521" calcext:value-type="float">
            <text:p>24.834699</text:p>
          </table:table-cell>
          <table:table-cell office:value-type="string" calcext:value-type="string">
            <text:p>No. 18, Sanmin Rd, Zhubei City, Hsinchu County, 302</text:p>
          </table:table-cell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office:value-type="float" office:value="121.4670074" calcext:value-type="float">
            <text:p>121.467007</text:p>
          </table:table-cell>
          <table:table-cell office:value-type="float" office:value="25.0219538003963" calcext:value-type="float">
            <text:p>25.021954</text:p>
          </table:table-cell>
          <table:table-cell office:value-type="string" calcext:value-type="string">
            <text:p>220, New Taipei City, Banqiao District, Section 1, Wenhua Rd, 268號之1</text:p>
          </table:table-cell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office:value-type="float" office:value="120.542026483762" calcext:value-type="float">
            <text:p>120.542026</text:p>
          </table:table-cell>
          <table:table-cell office:value-type="float" office:value="23.7117715774664" calcext:value-type="float">
            <text:p>23.711772</text:p>
          </table:table-cell>
          <table:table-cell office:value-type="string" calcext:value-type="string">
            <text:p>640, Yunlin County, Douliu City, Minsheng Rd, 156號8樓</text:p>
          </table:table-cell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office:value-type="float" office:value="121.527270257672" calcext:value-type="float">
            <text:p>121.527270</text:p>
          </table:table-cell>
          <table:table-cell office:value-type="float" office:value="25.0331147120479" calcext:value-type="float">
            <text:p>25.033115</text:p>
          </table:table-cell>
          <table:table-cell office:value-type="string" calcext:value-type="string">
            <text:p>2, No. 33, Section 2, Jinshan S Rd, Da’an District, Taipei City, 106</text:p>
          </table:table-cell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office:value-type="float" office:value="120.674128457672" calcext:value-type="float">
            <text:p>120.674128</text:p>
          </table:table-cell>
          <table:table-cell office:value-type="float" office:value="24.1436532337376" calcext:value-type="float">
            <text:p>24.143653</text:p>
          </table:table-cell>
          <table:table-cell office:value-type="string" calcext:value-type="string">
            <text:p>No. 216號6, Minquan Rd, Central District, Taichung City, 400</text:p>
          </table:table-cell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office:value-type="float" office:value="121.478964550926" calcext:value-type="float">
            <text:p>121.478965</text:p>
          </table:table-cell>
          <table:table-cell office:value-type="float" office:value="25.019071037178" calcext:value-type="float">
            <text:p>25.019071</text:p>
          </table:table-cell>
          <table:table-cell office:value-type="string" calcext:value-type="string">
            <text:p>No. 216號, Section 1, Sanmin Rd, Banqiao District, New Taipei City, 220</text:p>
          </table:table-cell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office:value-type="float" office:value="121.5129383" calcext:value-type="float">
            <text:p>121.512938</text:p>
          </table:table-cell>
          <table:table-cell office:value-type="float" office:value="25.0570944991657" calcext:value-type="float">
            <text:p>25.057094</text:p>
          </table:table-cell>
          <table:table-cell office:value-type="string" calcext:value-type="string">
            <text:p>No. 286號, Minsheng W Rd, Datong District, Taipei City, 103</text:p>
          </table:table-cell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office:value-type="float" office:value="121.513333822088" calcext:value-type="float">
            <text:p>121.513334</text:p>
          </table:table-cell>
          <table:table-cell office:value-type="float" office:value="25.0422110284182" calcext:value-type="float">
            <text:p>25.042211</text:p>
          </table:table-cell>
          <table:table-cell office:value-type="string" calcext:value-type="string">
            <text:p>No. 135-1, Section 1, Chongqing S Rd, Zhongzheng District, Taipei City, 100</text:p>
          </table:table-cell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office:value-type="float" office:value="120.298511671164" calcext:value-type="float">
            <text:p>120.298512</text:p>
          </table:table-cell>
          <table:table-cell office:value-type="float" office:value="22.6647081597299" calcext:value-type="float">
            <text:p>22.664708</text:p>
          </table:table-cell>
          <table:table-cell office:value-type="string" calcext:value-type="string">
            <text:p>1, No. 327, Wenxin Rd, Gushan District, Kaohsiung City, 804</text:p>
          </table:table-cell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office:value-type="float" office:value="121.579087419611" calcext:value-type="float">
            <text:p>121.579087</text:p>
          </table:table-cell>
          <table:table-cell office:value-type="float" office:value="25.0414524919156" calcext:value-type="float">
            <text:p>25.041452</text:p>
          </table:table-cell>
          <table:table-cell office:value-type="string" calcext:value-type="string">
            <text:p>3樓, No. 510號, Section 5 of Zhongxiao East RoadSection 5 of Zhongxiao E Rd, Xinyi District, Taipei City, 110</text:p>
          </table:table-cell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office:value-type="float" office:value="121.498341828836" calcext:value-type="float">
            <text:p>121.498342</text:p>
          </table:table-cell>
          <table:table-cell office:value-type="float" office:value="25.1313664076642" calcext:value-type="float">
            <text:p>25.131366</text:p>
          </table:table-cell>
          <table:table-cell office:value-type="string" calcext:value-type="string">
            <text:p>No. 13, Section 2, Beitou Rd, Beitou District, Taipei City, 112</text:p>
          </table:table-cell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office:value-type="float" office:value="120.30450673068" calcext:value-type="float">
            <text:p>120.304507</text:p>
          </table:table-cell>
          <table:table-cell office:value-type="float" office:value="22.6654389324147" calcext:value-type="float">
            <text:p>22.665439</text:p>
          </table:table-cell>
          <table:table-cell office:value-type="string" calcext:value-type="string">
            <text:p>813, Kaohsiung City, Zuoying District, Liwen Rd, 77號2樓</text:p>
          </table:table-cell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office:value-type="float" office:value="120.305099371164" calcext:value-type="float">
            <text:p>120.305099</text:p>
          </table:table-cell>
          <table:table-cell office:value-type="float" office:value="22.6135488481066" calcext:value-type="float">
            <text:p>22.613549</text:p>
          </table:table-cell>
          <table:table-cell office:value-type="string" calcext:value-type="string">
            <text:p>3f, No. 260, Zhongshan 2nd Rd, Qianzhen District, Kaohsiung City, 806</text:p>
          </table:table-cell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219747548" calcext:value-type="float">
            <text:p>121.565220</text:p>
          </table:table-cell>
          <table:table-cell office:value-type="float" office:value="25.043368761053" calcext:value-type="float">
            <text:p>25.043369</text:p>
          </table:table-cell>
          <table:table-cell office:value-type="string" calcext:value-type="string">
            <text:p>110, Taipei City, Xinyi District, Section 1, Keelung Rd, 176號B1樓</text:p>
          </table:table-cell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office:value-type="float" office:value="120.677729361373" calcext:value-type="float">
            <text:p>120.677729</text:p>
          </table:table-cell>
          <table:table-cell office:value-type="float" office:value="24.1542356830266" calcext:value-type="float">
            <text:p>24.154236</text:p>
          </table:table-cell>
          <table:table-cell office:value-type="string" calcext:value-type="string">
            <text:p>404, Taichung City, North District, Section 1, Zhongqing Rd, 100號8號樓之一</text:p>
          </table:table-cell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office:value-type="float" office:value="121.547812471164" calcext:value-type="float">
            <text:p>121.547812</text:p>
          </table:table-cell>
          <table:table-cell office:value-type="float" office:value="25.0386225335797" calcext:value-type="float">
            <text:p>25.038623</text:p>
          </table:table-cell>
          <table:table-cell office:value-type="string" calcext:value-type="string">
            <text:p>5f, No. 85, Section 4, Ren'ai Rd, Da’an District, Taipei City, 106</text:p>
          </table:table-cell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office:value-type="float" office:value="121.513072364418" calcext:value-type="float">
            <text:p>121.513072</text:p>
          </table:table-cell>
          <table:table-cell office:value-type="float" office:value="25.0437826625698" calcext:value-type="float">
            <text:p>25.043783</text:p>
          </table:table-cell>
          <table:table-cell office:value-type="string" calcext:value-type="string">
            <text:p>No. 66之1號, Section 1, Chongqing S Rd, Zhongzheng District, Taipei City, 100</text:p>
          </table:table-cell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office:value-type="float" office:value="121.313706735582" calcext:value-type="float">
            <text:p>121.313707</text:p>
          </table:table-cell>
          <table:table-cell office:value-type="float" office:value="24.9926588129449" calcext:value-type="float">
            <text:p>24.992659</text:p>
          </table:table-cell>
          <table:table-cell office:value-type="string" calcext:value-type="string">
            <text:p>No. 105, Minsheng Rd, Taoyuan District, Taoyuan City, 330</text:p>
          </table:table-cell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office:value-type="float" office:value="120.656703059938" calcext:value-type="float">
            <text:p>120.656703</text:p>
          </table:table-cell>
          <table:table-cell office:value-type="float" office:value="24.1161997451626" calcext:value-type="float">
            <text:p>24.116200</text:p>
          </table:table-cell>
          <table:table-cell office:value-type="string" calcext:value-type="string">
            <text:p>No. 406號, Section 1, Fuxing Rd, South District, Taichung City, 402</text:p>
          </table:table-cell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office:value-type="float" office:value="121.547767893254" calcext:value-type="float">
            <text:p>121.547768</text:p>
          </table:table-cell>
          <table:table-cell office:value-type="float" office:value="25.0575609410434" calcext:value-type="float">
            <text:p>25.057561</text:p>
          </table:table-cell>
          <table:table-cell office:value-type="string" calcext:value-type="string">
            <text:p>宏泰大樓, No. 156號, Section 3, Minsheng E Rd, Songshan District, Taipei City, 10596</text:p>
          </table:table-cell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office:value-type="float" office:value="120.445013093254" calcext:value-type="float">
            <text:p>120.445013</text:p>
          </table:table-cell>
          <table:table-cell office:value-type="float" office:value="23.4795303333658" calcext:value-type="float">
            <text:p>23.479530</text:p>
          </table:table-cell>
          <table:table-cell office:value-type="string" calcext:value-type="string">
            <text:p>2, No. 497, Zhongshan Rd, West District, Chiayi City, 600</text:p>
          </table:table-cell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office:value-type="float" office:value="120.303672228836" calcext:value-type="float">
            <text:p>120.303672</text:p>
          </table:table-cell>
          <table:table-cell office:value-type="float" office:value="22.6680876523784" calcext:value-type="float">
            <text:p>22.668088</text:p>
          </table:table-cell>
          <table:table-cell office:value-type="string" calcext:value-type="string">
            <text:p>No. 576號, Bo'ai 2nd Rd, Zuoying District, Kaohsiung City, 813</text:p>
          </table:table-cell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office:value-type="float" office:value="121.5645389" calcext:value-type="float">
            <text:p>121.564539</text:p>
          </table:table-cell>
          <table:table-cell office:value-type="float" office:value="25.034175279047" calcext:value-type="float">
            <text:p>25.034175</text:p>
          </table:table-cell>
          <table:table-cell office:value-type="string" calcext:value-type="string">
            <text:p>54, No. 7, Section 5, Xinyi Rd, Xinyi District, Taipei City, 110</text:p>
          </table:table-cell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office:value-type="float" office:value="121.226510479759" calcext:value-type="float">
            <text:p>121.226510</text:p>
          </table:table-cell>
          <table:table-cell office:value-type="float" office:value="24.9556544878594" calcext:value-type="float">
            <text:p>24.955654</text:p>
          </table:table-cell>
          <table:table-cell office:value-type="string" calcext:value-type="string">
            <text:p>No. 88號, Zhongshan Rd, Zhongli District, Taoyuan City, 320</text:p>
          </table:table-cell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office:value-type="float" office:value="120.2114408" calcext:value-type="float">
            <text:p>120.211441</text:p>
          </table:table-cell>
          <table:table-cell office:value-type="float" office:value="22.9919543221988" calcext:value-type="float">
            <text:p>22.991954</text:p>
          </table:table-cell>
          <table:table-cell office:value-type="string" calcext:value-type="string">
            <text:p>4f, No. 97, Section 1, Beimen Rd, West Central District, Tainan City, 700</text:p>
          </table:table-cell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office:value-type="float" office:value="120.617536849076" calcext:value-type="float">
            <text:p>120.617537</text:p>
          </table:table-cell>
          <table:table-cell office:value-type="float" office:value="24.3478984302624" calcext:value-type="float">
            <text:p>24.347898</text:p>
          </table:table-cell>
          <table:table-cell office:value-type="string" calcext:value-type="string">
            <text:p>2f, No. 295, Jianggong Rd, Dajia District, Taichung City, 437</text:p>
          </table:table-cell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office:value-type="float" office:value="121.459919" calcext:value-type="float">
            <text:p>121.459919</text:p>
          </table:table-cell>
          <table:table-cell office:value-type="float" office:value="25.0054012257617" calcext:value-type="float">
            <text:p>25.005401</text:p>
          </table:table-cell>
          <table:table-cell office:value-type="string" calcext:value-type="string">
            <text:p>220, New Taipei City, Banqiao District, 四川路一段107號2f</text:p>
          </table:table-cell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office:value-type="float" office:value="121.517078539838" calcext:value-type="float">
            <text:p>121.517079</text:p>
          </table:table-cell>
          <table:table-cell office:value-type="float" office:value="25.0459796638367" calcext:value-type="float">
            <text:p>25.045980</text:p>
          </table:table-cell>
          <table:table-cell office:value-type="string" calcext:value-type="string">
            <text:p>10047, Taipei City, Zhongzheng District, Xuchang St, 17號3樓</text:p>
          </table:table-cell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office:value-type="float" office:value="120.457674222088" calcext:value-type="float">
            <text:p>120.457674</text:p>
          </table:table-cell>
          <table:table-cell office:value-type="float" office:value="22.4703482427934" calcext:value-type="float">
            <text:p>22.470348</text:p>
          </table:table-cell>
          <table:table-cell office:value-type="string" calcext:value-type="string">
            <text:p>No. 186號, Section 1, Guangfu Rd, Donggang Township, Pingtung County, 92849</text:p>
          </table:table-cell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office:value-type="float" office:value="120.289378930684" calcext:value-type="float">
            <text:p>120.289379</text:p>
          </table:table-cell>
          <table:table-cell office:value-type="float" office:value="22.6628276583993" calcext:value-type="float">
            <text:p>22.662828</text:p>
          </table:table-cell>
          <table:table-cell office:value-type="string" calcext:value-type="string">
            <text:p>No. 156, Mingcheng 4th Rd, Gushan District, Kaohsiung City, 804</text:p>
          </table:table-cell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office:value-type="float" office:value="121.5443301" calcext:value-type="float">
            <text:p>121.544330</text:p>
          </table:table-cell>
          <table:table-cell office:value-type="float" office:value="25.0541709594732" calcext:value-type="float">
            <text:p>25.054171</text:p>
          </table:table-cell>
          <table:table-cell office:value-type="string" calcext:value-type="string">
            <text:p>No. 167號, Fuxing N Rd, Songshan District, Taipei City, 105</text:p>
          </table:table-cell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36171164" calcext:value-type="float">
            <text:p>121.576436</text:p>
          </table:table-cell>
          <table:table-cell office:value-type="float" office:value="25.0501685301158" calcext:value-type="float">
            <text:p>25.050169</text:p>
          </table:table-cell>
          <table:table-cell office:value-type="string" calcext:value-type="string">
            <text:p>No. 678號, Section 4, Bade Rd, Songshan District, Taipei City, 10566</text:p>
          </table:table-cell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office:value-type="float" office:value="120.829157128835" calcext:value-type="float">
            <text:p>120.829157</text:p>
          </table:table-cell>
          <table:table-cell office:value-type="float" office:value="24.2536195646665" calcext:value-type="float">
            <text:p>24.253620</text:p>
          </table:table-cell>
          <table:table-cell office:value-type="string" calcext:value-type="string">
            <text:p>No. 297, Fengshi Rd, Dongshi District, Taichung City, 423</text:p>
          </table:table-cell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office:value-type="float" office:value="121.544314006746" calcext:value-type="float">
            <text:p>121.544314</text:p>
          </table:table-cell>
          <table:table-cell office:value-type="float" office:value="25.0540543273831" calcext:value-type="float">
            <text:p>25.054054</text:p>
          </table:table-cell>
          <table:table-cell office:value-type="string" calcext:value-type="string">
            <text:p>No. 167號, Fuxing N Rd, Songshan District, Taipei City, 10547</text:p>
          </table:table-cell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office:value-type="float" office:value="121.364638535582" calcext:value-type="float">
            <text:p>121.364639</text:p>
          </table:table-cell>
          <table:table-cell office:value-type="float" office:value="25.0579326785479" calcext:value-type="float">
            <text:p>25.057933</text:p>
          </table:table-cell>
          <table:table-cell office:value-type="string" calcext:value-type="string">
            <text:p>No. 227, Fuxing 1st Rd, Guishan District, Taoyuan City, 33375</text:p>
          </table:table-cell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office:value-type="float" office:value="120.255632615343" calcext:value-type="float">
            <text:p>120.255633</text:p>
          </table:table-cell>
          <table:table-cell office:value-type="float" office:value="23.0257058815393" calcext:value-type="float">
            <text:p>23.025706</text:p>
          </table:table-cell>
          <table:table-cell office:value-type="string" calcext:value-type="string">
            <text:p>1f, No. 1042, Zhongshan S Rd, Yongkang District, Tainan City, 710</text:p>
          </table:table-cell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office:value-type="float" office:value="120.287234633003" calcext:value-type="float">
            <text:p>120.287235</text:p>
          </table:table-cell>
          <table:table-cell office:value-type="float" office:value="22.7935209954777" calcext:value-type="float">
            <text:p>22.793521</text:p>
          </table:table-cell>
          <table:table-cell office:value-type="string" calcext:value-type="string">
            <text:p>No. 88號, Minzu Rd, Gangshan District, Kaohsiung City, 820</text:p>
          </table:table-cell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office:value-type="float" office:value="121.544580093254" calcext:value-type="float">
            <text:p>121.544580</text:p>
          </table:table-cell>
          <table:table-cell office:value-type="float" office:value="25.0516478115532" calcext:value-type="float">
            <text:p>25.051648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office:value-type="float" office:value="120.357309871164" calcext:value-type="float">
            <text:p>120.357310</text:p>
          </table:table-cell>
          <table:table-cell office:value-type="float" office:value="22.6243660193215" calcext:value-type="float">
            <text:p>22.624366</text:p>
          </table:table-cell>
          <table:table-cell office:value-type="string" calcext:value-type="string">
            <text:p>4f, No. 138, Zhongshan Rd, Fengshan District, Kaohsiung City, 830</text:p>
          </table:table-cell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office:value-type="float" office:value="120.327890835582" calcext:value-type="float">
            <text:p>120.327891</text:p>
          </table:table-cell>
          <table:table-cell office:value-type="float" office:value="22.7324920377645" calcext:value-type="float">
            <text:p>22.732492</text:p>
          </table:table-cell>
          <table:table-cell office:value-type="string" calcext:value-type="string">
            <text:p>No. 201號, Nanzi Rd, Nanzih District, Kaohsiung City, 811</text:p>
          </table:table-cell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office:value-type="float" office:value="121.0270836" calcext:value-type="float">
            <text:p>121.027084</text:p>
          </table:table-cell>
          <table:table-cell office:value-type="float" office:value="24.8225129418902" calcext:value-type="float">
            <text:p>24.822513</text:p>
          </table:table-cell>
          <table:table-cell office:value-type="string" calcext:value-type="string">
            <text:p>No. 89號, Shengli 1st Rd, Zhubei City, Hsinchu County, 302</text:p>
          </table:table-cell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4, No. 1, Heping Rd, Huwei Township, Yunlin County, 632</text:p>
          </table:table-cell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office:value-type="float" office:value="121.607074357672" calcext:value-type="float">
            <text:p>121.607074</text:p>
          </table:table-cell>
          <table:table-cell office:value-type="float" office:value="23.9825149720712" calcext:value-type="float">
            <text:p>23.982515</text:p>
          </table:table-cell>
          <table:table-cell office:value-type="string" calcext:value-type="string">
            <text:p>No. 256號, Linsen Rd, Hualien City, Hualien County, 970</text:p>
          </table:table-cell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office:value-type="float" office:value="121.516921497509" calcext:value-type="float">
            <text:p>121.516921</text:p>
          </table:table-cell>
          <table:table-cell office:value-type="float" office:value="25.0461427435222" calcext:value-type="float">
            <text:p>25.046143</text:p>
          </table:table-cell>
          <table:table-cell office:value-type="string" calcext:value-type="string">
            <text:p>100, Taipei City, Zhongzheng District, Xuchang St, 17號之1</text:p>
          </table:table-cell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office:value-type="float" office:value="120.566873624019" calcext:value-type="float">
            <text:p>120.566874</text:p>
          </table:table-cell>
          <table:table-cell office:value-type="float" office:value="23.9669725681179" calcext:value-type="float">
            <text:p>23.966973</text:p>
          </table:table-cell>
          <table:table-cell office:value-type="string" calcext:value-type="string">
            <text:p>Juguang Rd, Yuanlin City, Changhua County, 510</text:p>
          </table:table-cell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/>
          <table:table-cell table:style-name="Default"/>
          <table:table-cell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873182518" calcext:value-type="float">
            <text:p>120.432873</text:p>
          </table:table-cell>
          <table:table-cell office:value-type="float" office:value="23.7101225680903" calcext:value-type="float">
            <text:p>23.710123</text:p>
          </table:table-cell>
          <table:table-cell office:value-type="string" calcext:value-type="string">
            <text:p>2樓, No. 133號, Gong'an Rd, Huwei Township, Yunlin County, 632</text:p>
          </table:table-cell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office:value-type="float" office:value="120.301446341496" calcext:value-type="float">
            <text:p>120.301446</text:p>
          </table:table-cell>
          <table:table-cell office:value-type="float" office:value="23.5682376133755" calcext:value-type="float">
            <text:p>23.568238</text:p>
          </table:table-cell>
          <table:table-cell office:value-type="string" calcext:value-type="string">
            <text:p>651, Yunlin County, Beigang Township, Wenhua Rd, 40號2樓</text:p>
          </table:table-cell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3, No. 1, Heping Rd, Huwei Township, Yunlin County, 632</text:p>
          </table:table-cell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office:value-type="float" office:value="120.974959886507" calcext:value-type="float">
            <text:p>120.974960</text:p>
          </table:table-cell>
          <table:table-cell office:value-type="float" office:value="24.8132935049466" calcext:value-type="float">
            <text:p>24.813294</text:p>
          </table:table-cell>
          <table:table-cell table:style-name="ce2" office:value-type="string" calcext:value-type="string">
            <text:p>No. 276號, Minsheng Rd, East District, Hsinchu City, 300</text:p>
          </table:table-cell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office:value-type="float" office:value="120.298865301851" calcext:value-type="float">
            <text:p>120.298865</text:p>
          </table:table-cell>
          <table:table-cell office:value-type="float" office:value="22.7100725715915" calcext:value-type="float">
            <text:p>22.710073</text:p>
          </table:table-cell>
          <table:table-cell office:value-type="string" calcext:value-type="string">
            <text:p>811, Kaohsiung City, Nanzih District, 新昌街51號b1</text:p>
          </table:table-cell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office:value-type="float" office:value="120.175359630687" calcext:value-type="float">
            <text:p>120.175360</text:p>
          </table:table-cell>
          <table:table-cell office:value-type="float" office:value="23.1640735422778" calcext:value-type="float">
            <text:p>23.164074</text:p>
          </table:table-cell>
          <table:table-cell office:value-type="string" calcext:value-type="string">
            <text:p>No. 278號, Wenhua Rd, Jiali District, Tainan City, 722</text:p>
          </table:table-cell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office:value-type="float" office:value="120.491781906747" calcext:value-type="float">
            <text:p>120.491782</text:p>
          </table:table-cell>
          <table:table-cell office:value-type="float" office:value="22.6702200483878" calcext:value-type="float">
            <text:p>22.670220</text:p>
          </table:table-cell>
          <table:table-cell office:value-type="string" calcext:value-type="string">
            <text:p>5f, No. 287, Minsheng Rd, Pingtung City, Pingtung County, 900</text:p>
          </table:table-cell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office:value-type="float" office:value="120.482123506747" calcext:value-type="float">
            <text:p>120.482124</text:p>
          </table:table-cell>
          <table:table-cell office:value-type="float" office:value="22.8880378404459" calcext:value-type="float">
            <text:p>22.888038</text:p>
          </table:table-cell>
          <table:table-cell office:value-type="string" calcext:value-type="string">
            <text:p>2f, No. 102, Zhongshan Rd, Qishan District, Kaohsiung City, 842</text:p>
          </table:table-cell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office:value-type="float" office:value="120.571222008594" calcext:value-type="float">
            <text:p>120.571222</text:p>
          </table:table-cell>
          <table:table-cell office:value-type="float" office:value="23.9558444558368" calcext:value-type="float">
            <text:p>23.955844</text:p>
          </table:table-cell>
          <table:table-cell office:value-type="string" calcext:value-type="string">
            <text:p>3f, No. 27, Zhongshan S Rd, Yuanlin City, Changhua County, 510</text:p>
          </table:table-cell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office:value-type="float" office:value="120.301419651223" calcext:value-type="float">
            <text:p>120.301420</text:p>
          </table:table-cell>
          <table:table-cell office:value-type="float" office:value="23.5682770607042" calcext:value-type="float">
            <text:p>23.568277</text:p>
          </table:table-cell>
          <table:table-cell office:value-type="string" calcext:value-type="string">
            <text:p>651雲林縣北港鎮文化路40號</text:p>
          </table:table-cell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office:value-type="float" office:value="120.7088129" calcext:value-type="float">
            <text:p>120.708813</text:p>
          </table:table-cell>
          <table:table-cell office:value-type="float" office:value="24.2512181501495" calcext:value-type="float">
            <text:p>24.251218</text:p>
          </table:table-cell>
          <table:table-cell office:value-type="string" calcext:value-type="string">
            <text:p>b1, No. 23, Yuanhuan W Rd, Fengyuan District, Taichung City, 420</text:p>
          </table:table-cell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office:value-type="float" office:value="121.539386742328" calcext:value-type="float">
            <text:p>121.539387</text:p>
          </table:table-cell>
          <table:table-cell office:value-type="float" office:value="24.9738185159682" calcext:value-type="float">
            <text:p>24.973819</text:p>
          </table:table-cell>
          <table:table-cell office:value-type="string" calcext:value-type="string">
            <text:p>231, New Taipei City, Xindian District, Zhongzheng Rd, 225號3樓</text:p>
          </table:table-cell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office:value-type="float" office:value="121.541527071164" calcext:value-type="float">
            <text:p>121.541527</text:p>
          </table:table-cell>
          <table:table-cell office:value-type="float" office:value="24.9934313210174" calcext:value-type="float">
            <text:p>24.993431</text:p>
          </table:table-cell>
          <table:table-cell office:value-type="string" calcext:value-type="string">
            <text:p>No. 1號 2, Jingwen St, Wenshan District, Taipei City, 116</text:p>
          </table:table-cell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office:value-type="float" office:value="120.9644956" calcext:value-type="float">
            <text:p>120.964496</text:p>
          </table:table-cell>
          <table:table-cell office:value-type="float" office:value="24.8124739682814" calcext:value-type="float">
            <text:p>24.812474</text:p>
          </table:table-cell>
          <table:table-cell office:value-type="string" calcext:value-type="string">
            <text:p>3f, No. 100, Section 2, Jingguo Rd, North District, Hsinchu City, 300</text:p>
          </table:table-cell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office:value-type="float" office:value="121.509104835582" calcext:value-type="float">
            <text:p>121.509105</text:p>
          </table:table-cell>
          <table:table-cell office:value-type="float" office:value="25.0421986081393" calcext:value-type="float">
            <text:p>25.042199</text:p>
          </table:table-cell>
          <table:table-cell office:value-type="string" calcext:value-type="string">
            <text:p>3f, No. 69, Baoqing Rd, Zhongzheng District, Taipei City, 100</text:p>
          </table:table-cell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office:value-type="float" office:value="121.44211304602" calcext:value-type="float">
            <text:p>121.442113</text:p>
          </table:table-cell>
          <table:table-cell office:value-type="float" office:value="24.9793959749789" calcext:value-type="float">
            <text:p>24.979396</text:p>
          </table:table-cell>
          <table:table-cell office:value-type="string" calcext:value-type="string">
            <text:p>236, New Taipei City, Tucheng District, Yuanfu St, 8號1樓</text:p>
          </table:table-cell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office:value-type="float" office:value="120.546792241433" calcext:value-type="float">
            <text:p>120.546792</text:p>
          </table:table-cell>
          <table:table-cell office:value-type="float" office:value="23.7113629021736" calcext:value-type="float">
            <text:p>23.711363</text:p>
          </table:table-cell>
          <table:table-cell office:value-type="string" calcext:value-type="string">
            <text:p>No. 29, Wenhua Rd, Douliu City Yunlin County, 640</text:p>
          </table:table-cell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office:value-type="float" office:value="121.295918128836" calcext:value-type="float">
            <text:p>121.295918</text:p>
          </table:table-cell>
          <table:table-cell office:value-type="float" office:value="25.0237505048015" calcext:value-type="float">
            <text:p>25.023751</text:p>
          </table:table-cell>
          <table:table-cell office:value-type="string" calcext:value-type="string">
            <text:p>No. 375號, Section 1, Zhuangjing Rd, Taoyuan District, Taoyuan City, 330</text:p>
          </table:table-cell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office:value-type="float" office:value="120.451641606747" calcext:value-type="float">
            <text:p>120.451642</text:p>
          </table:table-cell>
          <table:table-cell office:value-type="float" office:value="22.4700194721252" calcext:value-type="float">
            <text:p>22.470019</text:p>
          </table:table-cell>
          <table:table-cell office:value-type="string" calcext:value-type="string">
            <text:p>No. 227號, Zhongzheng Rd, Donggang Township, Pingtung County, 928</text:p>
          </table:table-cell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office:value-type="float" office:value="121.525348135582" calcext:value-type="float">
            <text:p>121.525348</text:p>
          </table:table-cell>
          <table:table-cell office:value-type="float" office:value="25.0237709612315" calcext:value-type="float">
            <text:p>25.023771</text:p>
          </table:table-cell>
          <table:table-cell office:value-type="string" calcext:value-type="string">
            <text:p>No. 37號, Section 3, Roosevelt Rd, Da’an District, Taipei City, 106</text:p>
          </table:table-cell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office:value-type="float" office:value="121.550034508597" calcext:value-type="float">
            <text:p>121.550035</text:p>
          </table:table-cell>
          <table:table-cell office:value-type="float" office:value="25.0273232975848" calcext:value-type="float">
            <text:p>25.027323</text:p>
          </table:table-cell>
          <table:table-cell office:value-type="string" calcext:value-type="string">
            <text:p>No. 187號, Section 2, Anhe Rd, Da’an District, Taipei City, 106</text:p>
          </table:table-cell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office:value-type="float" office:value="121.533344150926" calcext:value-type="float">
            <text:p>121.533344</text:p>
          </table:table-cell>
          <table:table-cell office:value-type="float" office:value="25.0540232080687" calcext:value-type="float">
            <text:p>25.054023</text:p>
          </table:table-cell>
          <table:table-cell office:value-type="string" calcext:value-type="string">
            <text:p>No. 129, Songjiang Rd, Zhongshan District, Taipei City, 104</text:p>
          </table:table-cell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office:value-type="float" office:value="121.297134893254" calcext:value-type="float">
            <text:p>121.297135</text:p>
          </table:table-cell>
          <table:table-cell office:value-type="float" office:value="25.0180339052587" calcext:value-type="float">
            <text:p>25.018034</text:p>
          </table:table-cell>
          <table:table-cell office:value-type="string" calcext:value-type="string">
            <text:p>3, No. 370, Nanping Rd, Taoyuan District, Taoyuan City, 330</text:p>
          </table:table-cell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office:value-type="float" office:value="121.517900664418" calcext:value-type="float">
            <text:p>121.517901</text:p>
          </table:table-cell>
          <table:table-cell office:value-type="float" office:value="25.0304151975422" calcext:value-type="float">
            <text:p>25.030415</text:p>
          </table:table-cell>
          <table:table-cell office:value-type="string" calcext:value-type="string">
            <text:p>No. 110號, Section 1, Nanchang Rd, Zhongzheng District, Taipei City, 100</text:p>
          </table:table-cell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office:value-type="float" office:value="121.55950251534" calcext:value-type="float">
            <text:p>121.559503</text:p>
          </table:table-cell>
          <table:table-cell office:value-type="float" office:value="25.0859899486472" calcext:value-type="float">
            <text:p>25.085990</text:p>
          </table:table-cell>
          <table:table-cell office:value-type="string" calcext:value-type="string">
            <text:p>No. 49, Section 1, Neihu Rd, Neihu District, Taipei City, 114</text:p>
          </table:table-cell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office:value-type="float" office:value="120.29704707791" calcext:value-type="float">
            <text:p>120.297047</text:p>
          </table:table-cell>
          <table:table-cell office:value-type="float" office:value="22.6609410656186" calcext:value-type="float">
            <text:p>22.660941</text:p>
          </table:table-cell>
          <table:table-cell office:value-type="string" calcext:value-type="string">
            <text:p>No. 473號, Longde Rd, Gushan District, Kaohsiung City, 804</text:p>
          </table:table-cell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 table:visibility="filter">
          <table:table-cell table:style-name="ce5" office:value-type="string" calcext:value-type="string">
            <text:p>1598</text:p>
          </table:table-cell>
          <table:table-cell office:value-type="string" calcext:value-type="string">
            <text:p>岱宇</text:p>
          </table:table-cell>
          <table:table-cell table:style-name="ce9" office:value-type="string" calcext:value-type="string">
            <text:p>372</text:p>
          </table:table-cell>
          <table:table-cell table:style-name="ce13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398</text:p>
          </table:table-cell>
          <table:table-cell table:number-columns-repeated="3"/>
          <table:table-cell table:style-name="ce16" office:value-type="string" calcext:value-type="string">
            <text:p>44.95</text:p>
          </table:table-cell>
          <table:table-cell table:style-name="ce16" office:value-type="string" calcext:value-type="string">
            <text:p>38.60</text:p>
          </table:table-cell>
          <table:table-cell table:style-name="ce14" office:value-type="string" calcext:value-type="string">
            <text:p>-14.13</text:p>
          </table:table-cell>
          <table:table-cell table:style-name="ce16" office:value-type="string" calcext:value-type="string">
            <text:p>109.50</text:p>
          </table:table-cell>
          <table:table-cell table:style-name="ce14" office:value-type="string" calcext:value-type="string">
            <text:p>143.60</text:p>
          </table:table-cell>
          <table:table-cell table:number-columns-repeated="2" table:style-name="ce14" office:value-type="string" calcext:value-type="string">
            <text:p>43.22</text:p>
          </table:table-cell>
          <table:table-cell table:style-name="ce14" office:value-type="string" calcext:value-type="string">
            <text:p>4.90</text:p>
          </table:table-cell>
          <table:table-cell table:style-name="ce14" office:value-type="string" calcext:value-type="string">
            <text:p>57.15</text:p>
          </table:table-cell>
          <table:table-cell table:number-columns-repeated="19"/>
          <table:table-cell table:style-name="ce14" office:value-type="string" calcext:value-type="string">
            <text:p>13.41</text:p>
          </table:table-cell>
          <table:table-cell table:number-columns-repeated="985"/>
        </table:table-row>
        <table:table-row table:style-name="ro1" table:visibility="filter">
          <table:table-cell table:style-name="ce5" office:value-type="string" calcext:value-type="string">
            <text:p>1217</text:p>
          </table:table-cell>
          <table:table-cell table:number-columns-repeated="8"/>
          <table:table-cell table:style-name="ce16" office:value-type="string" calcext:value-type="string">
            <text:p>10.7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19</text:p>
          </table:table-cell>
          <table:table-cell table:number-columns-repeated="8"/>
          <table:table-cell table:style-name="ce16" office:value-type="string" calcext:value-type="string">
            <text:p>21.6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27</text:p>
          </table:table-cell>
          <table:table-cell table:number-columns-repeated="8"/>
          <table:table-cell table:style-name="ce16" office:value-type="string" calcext:value-type="string">
            <text:p>46.7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31</text:p>
          </table:table-cell>
          <table:table-cell table:number-columns-repeated="8"/>
          <table:table-cell table:style-name="ce16" office:value-type="string" calcext:value-type="string">
            <text:p>89.0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304</text:p>
          </table:table-cell>
          <table:table-cell table:number-columns-repeated="8"/>
          <table:table-cell table:style-name="ce16" office:value-type="string" calcext:value-type="string">
            <text:p>25.9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312</text:p>
          </table:table-cell>
          <table:table-cell table:number-columns-repeated="8"/>
          <table:table-cell table:style-name="ce16" office:value-type="string" calcext:value-type="string">
            <text:p>23.2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455</text:p>
          </table:table-cell>
          <table:table-cell table:number-columns-repeated="8"/>
          <table:table-cell table:style-name="ce16" office:value-type="string" calcext:value-type="string">
            <text:p>12.0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519</text:p>
          </table:table-cell>
          <table:table-cell table:number-columns-repeated="8"/>
          <table:table-cell table:style-name="ce16" office:value-type="string" calcext:value-type="string">
            <text:p>36.1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582</text:p>
          </table:table-cell>
          <table:table-cell table:number-columns-repeated="8"/>
          <table:table-cell table:style-name="ce16" office:value-type="string" calcext:value-type="string">
            <text:p>68.4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12</text:p>
          </table:table-cell>
          <table:table-cell table:number-columns-repeated="8"/>
          <table:table-cell table:style-name="ce16" office:value-type="string" calcext:value-type="string">
            <text:p>31.9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22</text:p>
          </table:table-cell>
          <table:table-cell table:number-columns-repeated="8"/>
          <table:table-cell table:style-name="ce16" office:value-type="string" calcext:value-type="string">
            <text:p>65.4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73</text:p>
          </table:table-cell>
          <table:table-cell table:number-columns-repeated="8"/>
          <table:table-cell table:style-name="ce16" office:value-type="string" calcext:value-type="string">
            <text:p>209.5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2915</text:p>
          </table:table-cell>
          <table:table-cell table:number-columns-repeated="8"/>
          <table:table-cell table:style-name="ce16" office:value-type="string" calcext:value-type="string">
            <text:p>81.3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9945</text:p>
          </table:table-cell>
          <table:table-cell table:number-columns-repeated="8"/>
          <table:table-cell table:style-name="ce16" office:value-type="string" calcext:value-type="string">
            <text:p>75.50</text:p>
          </table:table-cell>
          <table:table-cell table:number-columns-repeated="1013"/>
        </table:table-row>
        <table:table-row table:style-name="ro1" table:number-rows-repeated="104768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89" table:display-filter-buttons="true" table:orientation="column">
          <table:filter>
            <table:filter-and>
              <table:filter-condition table:value="統一-土城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25T12:43:05.091183710</dc:date>
    <meta:editing-duration>P5DT13H22M10S</meta:editing-duration>
    <meta:editing-cycles>153</meta:editing-cycles>
    <meta:generator>LibreOffice/7.2.2.2$MacOSX_X86_64 LibreOffice_project/02b2acce88a210515b4a5bb2e46cbfb63fe97d56</meta:generator>
    <meta:document-statistic meta:table-count="1" meta:cell-count="4992" meta:object-count="0"/>
  </office:meta>
</office:document-meta>
</file>